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6c95"/>
    </style:style>
    <style:style style:name="P2" style:family="paragraph">
      <style:paragraph-properties fo:text-align="center"/>
    </style:style>
    <style:style style:name="P3" style:family="paragraph">
      <style:text-properties style:font-name="F" fo:font-size="12pt"/>
    </style:style>
    <style:style style:name="T1" style:family="text">
      <style:text-properties officeooo:rsid="001b6c95"/>
    </style:style>
    <style:style style:name="T2" style:family="text">
      <style:text-properties officeooo:rsid="001d3528"/>
    </style:style>
    <style:style style:name="T3" style:family="text">
      <style:text-properties style:font-name="F" fo:font-size="12pt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aText Project Report</text:span></text:p>
      <text:p text:style-name="P1"><draw:custom-shape text:anchor-type="paragraph" draw:z-index="0" draw:style-name="gr1" draw:text-style-name="P2" svg:width="5.291cm" svg:height="2.447cm" svg:x="10.541cm" svg:y="3.609cm"><text:p text:style-name="P2">Text type comments are <text:line-break/>checked here for various <text:line-break/>checks</text:p><draw:enhanced-geometry svg:viewBox="0 0 21600 21600" draw:mirror-horizontal="false" draw:type="line-callout-2" draw:modifiers="-9360 -6333.71757925072 -6300 6100.28818443804 -1800 8636.8876080691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rect text:anchor-type="paragraph" draw:z-index="1" draw:style-name="gr2" draw:text-style-name="P2" svg:width="6.241cm" svg:height="1.523cm" svg:x="4.807cm" svg:y="1.404cm"><text:p text:style-name="P3"><text:span text:style-name="T3">Transaction Comment</text:span></text:p></draw:rect><draw:custom-shape text:anchor-type="paragraph" draw:z-index="2" draw:style-name="gr1" draw:text-style-name="P2" svg:width="5.291cm" svg:height="2.535cm" svg:x="-0.395cm" svg:y="3.574cm"><text:p text:style-name="P2">Integer/Float types of the <text:line-break/>comment are checked for <text:line-break/>account numbers.</text:p><draw:enhanced-geometry svg:viewBox="0 0 21600 21600" draw:mirror-horizontal="true" draw:type="line-callout-2" draw:modifiers="-9086.4 -5257.30180806676 -5666.4 6203.61613351878 -1800 8336.57858136301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3" draw:style-name="gr1" draw:text-style-name="P2" svg:width="5.291cm" svg:height="13.56cm" svg:x="11.688cm" svg:y="7.078cm"><text:p text:style-name="P2">Salary - 'salary'<text:line-break/>Cash – 'cash'<text:line-break/>ATM/ATM Reversal<text:line-break/>Company Names<text:line-break/>Individual Names<text:line-break/>Account Numbers – 'cd'/'cc'<text:line-break/>Interconneted<text:line-break/>Cheque<text:line-break/>Clearing<text:line-break/>NEFT<text:line-break/>RTGS<text:line-break/>Reject<text:line-break/>Reversal<text:line-break/>Tax<text:line-break/>Charges<text:line-break/>Transfer<text:line-break/>TDS<text:line-break/>Loan<text:line-break/>Investment<text:line-break/>BC<text:line-break/>PO<text:line-break/>Various<text:line-break/>LC</text:p><draw:enhanced-geometry svg:viewBox="0 0 21600 21600" draw:mirror-horizontal="false" draw:mirror-vertical="false" draw:type="line-callout-3" draw:modifiers="-1886.4 -1401.97710718002 -1800 1559.3132154006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"><text:line-break/>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m </meta:initial-creator>
    <meta:creation-date>2014-07-13T18:02:23</meta:creation-date>
    <dc:date>2014-07-13T18:24:15</dc:date>
    <dc:creator>Shivam </dc:creator>
    <meta:editing-duration>PT6M38S</meta:editing-duration>
    <meta:editing-cycles>1</meta:editing-cycles>
    <meta:document-statistic meta:table-count="0" meta:image-count="0" meta:object-count="0" meta:page-count="1" meta:paragraph-count="2" meta:word-count="3" meta:character-count="24" meta:non-whitespace-character-count="20"/>
    <meta:generator>LibreOffice/4.0.2.2$Linux_X86_64 LibreOffice_project/400m0$Build-2</meta:generator>
  </office:meta>
</office:document-meta>
</file>